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9.156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Default" office:value-type="string">
            <text:p>Preproject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Task description</text:p>
          </table:table-cell>
          <table:table-cell office:value-type="string">
            <text:p>Time (hours)</text:p>
          </table:table-cell>
          <table:table-cell office:value-type="string">
            <text:p>Project part ID</text:p>
          </table:table-cell>
          <table:table-cell table:number-columns-repeated="252"/>
        </table:table-row>
        <table:table-row table:style-name="ro1">
          <table:table-cell office:value-type="date" office:date-value="2008-08-11">
            <text:p>11.08.08</text:p>
          </table:table-cell>
          <table:table-cell office:value-type="string">
            <text:p>Studying MS Project, Creating Pre-Project plan</text:p>
          </table:table-cell>
          <table:table-cell office:value-type="float" office:value="2.5">
            <text:p>2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Creating Document Templates</text:p>
          </table:table-cell>
          <table:table-cell office:value-type="float" office:value="3">
            <text:p>3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Documenting WLAN Testdrive on train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28">
            <text:p>28.08.08</text:p>
          </table:table-cell>
          <table:table-cell office:value-type="string">
            <text:p>WLAN and GPS feasibility measurement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09">
            <text:p>09.09.08</text:p>
          </table:table-cell>
          <table:table-cell office:value-type="string">
            <text:p>Getting positioning data about Swisscom Hotspots in Station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18">
            <text:p>18.09.08</text:p>
          </table:table-cell>
          <table:table-cell office:value-type="string">
            <text:p>Analysation of available track data of swiss railways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Evaluating GPS Hard- and Soft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9">
            <text:p>29.09.08</text:p>
          </table:table-cell>
          <table:table-cell office:value-type="string">
            <text:p>Evaluating Inertial hardware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Discussing Power consumption, ordering Hard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Evaluating Inertial hardware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Inertial system with PCH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Post Processing with Michel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Ordering ublox GPS Hardwar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ocumenting Inertial systems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2">
            <text:p>02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6">
            <text:p>06.10.08</text:p>
          </table:table-cell>
          <table:table-cell office:value-type="string">
            <text:p>Finishing Dok of feasibility study</text:p>
          </table:table-cell>
          <table:table-cell office:value-type="float" office:value="8">
            <text:p>8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Evaluating Inertial hardware</text:p>
          </table:table-cell>
          <table:table-cell office:value-type="float" office:value="4">
            <text:p>4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4">
            <text:p>14.10.08</text:p>
          </table:table-cell>
          <table:table-cell office:value-type="string">
            <text:p>Research about AHRS and Kalman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8">
          <table:table-cell table:number-columns-repeated="256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SRS</text:p>
          </table:table-cell>
          <table:table-cell table:number-columns-repeated="255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Writing parts of the SR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Analysation of the current solution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3">
            <text:p>13.10.08</text:p>
          </table:table-cell>
          <table:table-cell office:value-type="string">
            <text:p>Description of current and new solution</text:p>
          </table:table-cell>
          <table:table-cell office:value-type="float" office:value="8.5">
            <text:p>8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Mindmap of SRS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0">
            <text:p>20.10.08</text:p>
          </table:table-cell>
          <table:table-cell office:value-type="string">
            <text:p>Writing the SRS, Section 1 and 2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1">
            <text:p>21.10.08</text:p>
          </table:table-cell>
          <table:table-cell office:value-type="string">
            <text:p>Writing SRS part 3</text:p>
          </table:table-cell>
          <table:table-cell office:value-type="float" office:value="10">
            <text:p>10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Fixing SRS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4">
            <text:p>24.10.08</text:p>
          </table:table-cell>
          <table:table-cell office:value-type="string">
            <text:p>CR's from supervisor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7">
            <text:p>27.10.08</text:p>
          </table:table-cell>
          <table:table-cell office:value-type="string">
            <text:p>Time Schedule MS Project</text:p>
          </table:table-cell>
          <table:table-cell office:value-type="float" office:value="7.5">
            <text:p>7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Diploma Work</text:p>
          </table:table-cell>
          <table:table-cell table:number-columns-repeated="255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Studing existing WLAN solutions</text:p>
          </table:table-cell>
          <table:table-cell office:value-type="float" office:value="3">
            <text:p>3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Design of the Thesis Presentation, noting Guidelines</text:p>
          </table:table-cell>
          <table:table-cell office:value-type="float" office:value="1">
            <text:p>1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Kick-Off Meeting</text:p>
          </table:table-cell>
          <table:table-cell office:value-type="float" office:value="3">
            <text:p>3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10-15">
            <text:p>15.10.08</text:p>
          </table:table-cell>
          <table:table-cell office:value-type="string">
            <text:p>Designing Data flow for phase 1 and 2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Icon design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5">
            <text:p>25.10.08</text:p>
          </table:table-cell>
          <table:table-cell office:value-type="string">
            <text:p>Evaluating Placelab</text:p>
          </table:table-cell>
          <table:table-cell office:value-type="float" office:value="1">
            <text:p>1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Evaluating Placelab</text:p>
          </table:table-cell>
          <table:table-cell office:value-type="float" office:value="0.5">
            <text:p>0.5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2">
          <table:table-cell office:value-type="date" office:date-value="2008-10-28">
            <text:p>28.10.08</text:p>
          </table:table-cell>
          <table:table-cell office:value-type="string">
            <text:p>Fiddling Comport with Placelab</text:p>
          </table:table-cell>
          <table:table-cell office:value-type="float" office:value="2">
            <text:p>2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 table:number-rows-repeated="4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style-name="ce2" office:value-type="string">
            <text:p>SUMME</text:p>
          </table:table-cell>
          <table:table-cell table:style-name="ce2" table:formula="oooc:=SUM([.C3:.C56])" office:value-type="float" office:value="110">
            <text:p>110</text:p>
          </table:table-cell>
          <table:table-cell table:style-name="ce2" table:number-columns-repeated="25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28.10.2008</text:date>, <text:time>23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8-08-11T16:27:19</meta:creation-date>
    <dc:creator>Marcel Suter</dc:creator>
    <dc:date>2008-10-28T23:00:26</dc:date>
    <meta:editing-cycles>36</meta:editing-cycles>
    <meta:editing-duration>PT31M19S</meta:editing-duration>
    <meta:user-defined meta:name="Info 1"/>
    <meta:user-defined meta:name="Info 2"/>
    <meta:user-defined meta:name="Info 3"/>
    <meta:user-defined meta:name="Info 4"/>
    <meta:document-statistic meta:table-count="3" meta:cell-count="153"/>
  </office:meta>
</office:document-meta>
</file>